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p text:style-name="Titre1">Les llm</text:p>
      <text:p text:style-name="Meta">Taille: 15 lignes × 4 colonnes</text:p>
      <table:table table:name="Tableau">
        <table:table-row table:style-name="RowComfort">
          <table:table-cell table:style-name="CellHeader">
            <text:p text:style-name="PHeader">La performance</text:p>
          </table:table-cell>
          <table:table-cell table:style-name="CellHeader">
            <text:p text:style-name="PHeader">L origine</text:p>
          </table:table-cell>
          <table:table-cell table:style-name="CellHeader">
            <text:p text:style-name="PHeader">L espace</text:p>
          </table:table-cell>
          <table:table-cell table:style-name="CellHeader">
            <text:p text:style-name="PHeader">La connaissance</text:p>
          </table:table-cell>
        </table:table-row>
        <table:table-row table:style-name="RowComfort">
          <table:table-cell table:style-name="CellBase">
            <text:p text:style-name="PCell">0.8</text:p>
          </table:table-cell>
          <table:table-cell table:style-name="CellBase">
            <text:p text:style-name="PCell">propriétaire</text:p>
          </table:table-cell>
          <table:table-cell table:style-name="CellBase">
            <text:p text:style-name="PCell">grand_public</text:p>
          </table:table-cell>
          <table:table-cell table:style-name="CellBase">
            <text:p text:style-name="PCell">4.9</text:p>
          </table:table-cell>
        </table:table-row>
        <table:table-row table:style-name="RowComfort">
          <table:table-cell table:style-name="CellZebra">
            <text:p text:style-name="PCell">0.7</text:p>
          </table:table-cell>
          <table:table-cell table:style-name="CellZebra">
            <text:p text:style-name="PCell">open_source</text:p>
          </table:table-cell>
          <table:table-cell table:style-name="CellZebra">
            <text:p text:style-name="PCell">académique</text:p>
          </table:table-cell>
          <table:table-cell table:style-name="CellZebra">
            <text:p text:style-name="PCell">4.1</text:p>
          </table:table-cell>
        </table:table-row>
        <table:table-row table:style-name="RowComfort">
          <table:table-cell table:style-name="CellBase">
            <text:p text:style-name="PCell">0.8</text:p>
          </table:table-cell>
          <table:table-cell table:style-name="CellBase">
            <text:p text:style-name="PCell">open_source</text:p>
          </table:table-cell>
          <table:table-cell table:style-name="CellBase">
            <text:p text:style-name="PCell">académique</text:p>
          </table:table-cell>
          <table:table-cell table:style-name="CellBase">
            <text:p text:style-name="PCell">4.8</text:p>
          </table:table-cell>
        </table:table-row>
        <table:table-row table:style-name="RowComfort">
          <table:table-cell table:style-name="CellZebra">
            <text:p text:style-name="PCell">1.0</text:p>
          </table:table-cell>
          <table:table-cell table:style-name="CellZebra">
            <text:p text:style-name="PCell">open_source</text:p>
          </table:table-cell>
          <table:table-cell table:style-name="CellZebra">
            <text:p text:style-name="PCell">entreprise</text:p>
          </table:table-cell>
          <table:table-cell table:style-name="CellZebra">
            <text:p text:style-name="PCell">4.6</text:p>
          </table:table-cell>
        </table:table-row>
        <table:table-row table:style-name="RowComfort">
          <table:table-cell table:style-name="CellBase">
            <text:p text:style-name="PCell">0.7</text:p>
          </table:table-cell>
          <table:table-cell table:style-name="CellBase">
            <text:p text:style-name="PCell">open_source</text:p>
          </table:table-cell>
          <table:table-cell table:style-name="CellBase">
            <text:p text:style-name="PCell">entreprise</text:p>
          </table:table-cell>
          <table:table-cell table:style-name="CellBase">
            <text:p text:style-name="PCell">3.4</text:p>
          </table:table-cell>
        </table:table-row>
        <table:table-row table:style-name="RowComfort">
          <table:table-cell table:style-name="CellZebra">
            <text:p text:style-name="PCell">0.7</text:p>
          </table:table-cell>
          <table:table-cell table:style-name="CellZebra">
            <text:p text:style-name="PCell">propriétaire</text:p>
          </table:table-cell>
          <table:table-cell table:style-name="CellZebra">
            <text:p text:style-name="PCell">académique</text:p>
          </table:table-cell>
          <table:table-cell table:style-name="CellZebra">
            <text:p text:style-name="PCell">4.7</text:p>
          </table:table-cell>
        </table:table-row>
        <table:table-row table:style-name="RowComfort">
          <table:table-cell table:style-name="CellBase">
            <text:p text:style-name="PCell">1.0</text:p>
          </table:table-cell>
          <table:table-cell table:style-name="CellBase">
            <text:p text:style-name="PCell">open_source</text:p>
          </table:table-cell>
          <table:table-cell table:style-name="CellBase">
            <text:p text:style-name="PCell">entreprise</text:p>
          </table:table-cell>
          <table:table-cell table:style-name="CellBase">
            <text:p text:style-name="PCell">1.4</text:p>
          </table:table-cell>
        </table:table-row>
        <table:table-row table:style-name="RowComfort">
          <table:table-cell table:style-name="CellZebra">
            <text:p text:style-name="PCell">0.9</text:p>
          </table:table-cell>
          <table:table-cell table:style-name="CellZebra">
            <text:p text:style-name="PCell">open_source</text:p>
          </table:table-cell>
          <table:table-cell table:style-name="CellZebra">
            <text:p text:style-name="PCell">académique</text:p>
          </table:table-cell>
          <table:table-cell table:style-name="CellZebra">
            <text:p text:style-name="PCell">1.8</text:p>
          </table:table-cell>
        </table:table-row>
        <table:table-row table:style-name="RowComfort">
          <table:table-cell table:style-name="CellBase">
            <text:p text:style-name="PCell">0.7</text:p>
          </table:table-cell>
          <table:table-cell table:style-name="CellBase">
            <text:p text:style-name="PCell">open_source</text:p>
          </table:table-cell>
          <table:table-cell table:style-name="CellBase">
            <text:p text:style-name="PCell">grand_public</text:p>
          </table:table-cell>
          <table:table-cell table:style-name="CellBase">
            <text:p text:style-name="PCell">1.2</text:p>
          </table:table-cell>
        </table:table-row>
        <table:table-row table:style-name="RowComfort">
          <table:table-cell table:style-name="CellZebra">
            <text:p text:style-name="PCell">0.8</text:p>
          </table:table-cell>
          <table:table-cell table:style-name="CellZebra">
            <text:p text:style-name="PCell">open_source</text:p>
          </table:table-cell>
          <table:table-cell table:style-name="CellZebra">
            <text:p text:style-name="PCell">académique</text:p>
          </table:table-cell>
          <table:table-cell table:style-name="CellZebra">
            <text:p text:style-name="PCell">2.3</text:p>
          </table:table-cell>
        </table:table-row>
        <table:table-row table:style-name="RowComfort">
          <table:table-cell table:style-name="CellBase">
            <text:p text:style-name="PCell">0.7</text:p>
          </table:table-cell>
          <table:table-cell table:style-name="CellBase">
            <text:p text:style-name="PCell">propriétaire</text:p>
          </table:table-cell>
          <table:table-cell table:style-name="CellBase">
            <text:p text:style-name="PCell">entreprise</text:p>
          </table:table-cell>
          <table:table-cell table:style-name="CellBase">
            <text:p text:style-name="PCell">2.5</text:p>
          </table:table-cell>
        </table:table-row>
        <table:table-row table:style-name="RowComfort">
          <table:table-cell table:style-name="CellZebra">
            <text:p text:style-name="PCell">0.7</text:p>
          </table:table-cell>
          <table:table-cell table:style-name="CellZebra">
            <text:p text:style-name="PCell">open_source</text:p>
          </table:table-cell>
          <table:table-cell table:style-name="CellZebra">
            <text:p text:style-name="PCell">académique</text:p>
          </table:table-cell>
          <table:table-cell table:style-name="CellZebra">
            <text:p text:style-name="PCell">2.1</text:p>
          </table:table-cell>
        </table:table-row>
        <table:table-row table:style-name="RowComfort">
          <table:table-cell table:style-name="CellBase">
            <text:p text:style-name="PCell">0.8</text:p>
          </table:table-cell>
          <table:table-cell table:style-name="CellBase">
            <text:p text:style-name="PCell">open_source</text:p>
          </table:table-cell>
          <table:table-cell table:style-name="CellBase">
            <text:p text:style-name="PCell">entreprise</text:p>
          </table:table-cell>
          <table:table-cell table:style-name="CellBase">
            <text:p text:style-name="PCell">4.3</text:p>
          </table:table-cell>
        </table:table-row>
        <table:table-row table:style-name="RowComfort">
          <table:table-cell table:style-name="CellZebra">
            <text:p text:style-name="PCell">0.5</text:p>
          </table:table-cell>
          <table:table-cell table:style-name="CellZebra">
            <text:p text:style-name="PCell">hybride</text:p>
          </table:table-cell>
          <table:table-cell table:style-name="CellZebra">
            <text:p text:style-name="PCell">entreprise</text:p>
          </table:table-cell>
          <table:table-cell table:style-name="CellZebra">
            <text:p text:style-name="PCell">2.4</text:p>
          </table:table-cell>
        </table:table-row>
        <table:table-row table:style-name="RowComfort">
          <table:table-cell table:style-name="CellBase">
            <text:p text:style-name="PCell">0.5</text:p>
          </table:table-cell>
          <table:table-cell table:style-name="CellBase">
            <text:p text:style-name="PCell">hybride</text:p>
          </table:table-cell>
          <table:table-cell table:style-name="CellBase">
            <text:p text:style-name="PCell">académique</text:p>
          </table:table-cell>
          <table:table-cell table:style-name="CellBase">
            <text:p text:style-name="PCell">2.1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itre1" style:family="paragraph" style:display-name="Titre1">
      <style:text-properties fo:font-size="18pt" fo:font-weight="bold"/>
      <style:paragraph-properties fo:margin-bottom="0.3cm"/>
    </style:style>
    <style:style style:name="Meta" style:family="paragraph" style:display-name="Meta">
      <style:text-properties fo:font-size="11pt" fo:color="#444444"/>
      <style:paragraph-properties fo:margin-bottom="0.4cm"/>
    </style:style>
    <style:style style:name="CellBase" style:family="table-cell" style:display-name="CellBase">
      <style:table-cell-properties fo:border="0.03cm solid #999999" fo:padding="0.12cm"/>
    </style:style>
    <style:style style:name="CellHeader" style:family="table-cell" style:parent-style-name="CellBase" style:display-name="CellHeader">
      <style:table-cell-properties fo:background-color="#E6E6E6" fo:border="0.03cm solid #666666" fo:padding="0.14cm"/>
    </style:style>
    <style:style style:name="CellZebra" style:family="table-cell" style:parent-style-name="CellBase" style:display-name="CellZebra">
      <style:table-cell-properties fo:background-color="#F5F5F5" fo:border="0.03cm solid #999999" fo:padding="0.12cm"/>
    </style:style>
    <style:style style:name="PCell" style:family="paragraph" style:display-name="PCell">
      <style:text-properties fo:font-size="10.5pt"/>
    </style:style>
    <style:style style:name="PHeader" style:family="paragraph" style:display-name="PHeader">
      <style:text-properties fo:font-size="10.5pt" fo:font-weight="bold"/>
    </style:style>
    <style:style style:name="RowComfort" style:family="table-row" style:display-name="RowComfort">
      <style:table-row-properties style:min-row-height="0.5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